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170d1"/>
    </style:style>
    <style:style style:name="P2" style:family="paragraph" style:parent-style-name="Text_20_body">
      <style:text-properties fo:font-weight="bold" officeooo:rsid="000170d1" officeooo:paragraph-rsid="000170d1" style:font-weight-asian="bold" style:font-weight-complex="bold"/>
    </style:style>
    <style:style style:name="P3" style:family="paragraph" style:parent-style-name="Text_20_body">
      <style:text-properties fo:font-size="16pt" officeooo:rsid="000170d1" officeooo:paragraph-rsid="000170d1" style:font-size-asian="16pt" style:font-size-complex="16pt"/>
    </style:style>
    <style:style style:name="P4" style:family="paragraph" style:parent-style-name="Text_20_body">
      <style:paragraph-properties fo:margin-top="0cm" fo:margin-bottom="0.146cm" loext:contextual-spacing="false" fo:line-height="100%"/>
      <style:text-properties fo:font-weight="normal" officeooo:rsid="000170d1" officeooo:paragraph-rsid="000170d1" style:font-weight-asian="normal" style:font-weight-complex="normal"/>
    </style:style>
    <style:style style:name="P5" style:family="paragraph" style:parent-style-name="Text_20_body">
      <style:paragraph-properties fo:margin-top="0cm" fo:margin-bottom="0.146cm" loext:contextual-spacing="false" fo:line-height="100%"/>
      <style:text-properties fo:font-size="16pt" fo:font-weight="normal" officeooo:rsid="00027ded" officeooo:paragraph-rsid="00027ded" style:font-size-asian="15.25pt" style:font-weight-asian="normal" style:font-size-complex="17.4500007629395pt" style:font-weight-complex="normal"/>
    </style:style>
    <style:style style:name="P6" style:family="paragraph" style:parent-style-name="Text_20_body">
      <style:paragraph-properties fo:margin-top="0cm" fo:margin-bottom="0.146cm" loext:contextual-spacing="false" fo:line-height="100%"/>
      <style:text-properties fo:font-size="11pt" fo:font-weight="normal" officeooo:rsid="00027ded" officeooo:paragraph-rsid="00027ded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.146cm" loext:contextual-spacing="false" fo:line-height="100%" fo:break-before="page"/>
      <style:text-properties fo:font-weight="normal" officeooo:rsid="00027ded" officeooo:paragraph-rsid="00027ded" style:font-weight-asian="normal" style:font-weight-complex="normal"/>
    </style:style>
    <style:style style:name="P8" style:family="paragraph" style:parent-style-name="Heading_20_1">
      <style:text-properties officeooo:rsid="000170d1" officeooo:paragraph-rsid="000170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Analyse en ontwerp module opgave 4</text:h>
      <text:p text:style-name="P1"/>
      <text:p text:style-name="P3">Variabelen:</text:p>
      <text:p text:style-name="P2">Data type<text:tab/><text:tab/>Naam variabele<text:tab/><text:tab/>Werking</text:p>
      <text:p text:style-name="P4">int<text:tab/><text:tab/><text:tab/>breedte_Startknop<text:tab/><text:tab/>Dit is de breedte van de START/STOP knop</text:p>
      <text:p text:style-name="P4">int<text:tab/><text:tab/><text:tab/>hoogte_Startknop<text:tab/><text:tab/>Dit is de hoogte van de START/STOP knop</text:p>
      <text:p text:style-name="P4">int <text:tab/><text:tab/><text:tab/>xPosStartKnop<text:tab/><text:tab/>Positie van de START/STOP knop op de x-as</text:p>
      <text:p text:style-name="P4">int <text:tab/><text:tab/><text:tab/>yPosStartKnop<text:tab/><text:tab/>Positie van de START/STOP knop op de y-as</text:p>
      <text:p text:style-name="P4">int<text:tab/><text:tab/><text:tab/>xPosStartTekst<text:tab/><text:tab/>Positie van de START/STOP tekst op de x-as<text:tab/></text:p>
      <text:p text:style-name="P4">int<text:tab/><text:tab/><text:tab/>yPosStartTekst<text:tab/><text:tab/>Positie van de START/STOP tekst op de y-as</text:p>
      <text:p text:style-name="P4">int<text:tab/><text:tab/><text:tab/>xPosCirkel<text:tab/><text:tab/><text:tab/>Positie van de bullseye op de x-as</text:p>
      <text:p text:style-name="P4">int<text:tab/><text:tab/><text:tab/>yPosCirkel<text:tab/><text:tab/><text:tab/>Positie van de bullseye op de y-as</text:p>
      <text:p text:style-name="P4">int<text:tab/><text:tab/><text:tab/>aantal_raak<text:tab/><text:tab/><text:tab/>Score voor het aantal raak geklikt</text:p>
      <text:p text:style-name="P4">int<text:tab/><text:tab/><text:tab/>aantal_mis<text:tab/><text:tab/><text:tab/>Score voor het aantal mis geklikt</text:p>
      <text:p text:style-name="P4">int<text:tab/><text:tab/><text:tab/>lengte_tekst<text:tab/><text:tab/><text:tab/>Lengte van het tekstblok<text:tab/><text:tab/><text:tab/></text:p>
      <text:p text:style-name="P4">int<text:tab/><text:tab/><text:tab/>ROOD<text:tab/><text:tab/><text:tab/><text:tab/>Kleur rood</text:p>
      <text:p text:style-name="P4">int<text:tab/><text:tab/><text:tab/>GROEN<text:tab/><text:tab/><text:tab/>Kleur groen</text:p>
      <text:p text:style-name="P4"/>
      <text:p text:style-name="P4">boolean<text:tab/><text:tab/>isGeklikt<text:tab/><text:tab/><text:tab/>Check of er geklikt is op de START/STOP knop</text:p>
      <text:p text:style-name="P4">boolean<text:tab/><text:tab/>raakGeklikt<text:tab/><text:tab/><text:tab/>Check of er raak is geklikt op de bullseye</text:p>
      <text:p text:style-name="P4">boolean<text:tab/><text:tab/>misGeklikt<text:tab/><text:tab/><text:tab/>Check of de bullseye is gemist</text:p>
      <text:p text:style-name="P4">boolean<text:tab/><text:tab/>status<text:tab/><text:tab/><text:tab/><text:tab/>Status van de START/STOP knop</text:p>
      <text:p text:style-name="P4">boolean<text:tab/><text:tab/>status2<text:tab/><text:tab/><text:tab/>Extra status van de START/STOP knop</text:p>
      <text:p text:style-name="P4"/>
      <text:p text:style-name="P4">String<text:tab/><text:tab/><text:tab/>START<text:tab/><text:tab/><text:tab/><text:tab/>De tekst START</text:p>
      <text:p text:style-name="P4">String<text:tab/><text:tab/><text:tab/>STOP<text:tab/><text:tab/><text:tab/><text:tab/>De tekst STOP</text:p>
      <text:p text:style-name="P4"/>
      <text:p text:style-name="P4">float<text:tab/><text:tab/><text:tab/>diameter_groot<text:tab/><text:tab/>Diameter van de grootste cirkel van de bullseye</text:p>
      <text:p text:style-name="P4">float<text:tab/><text:tab/><text:tab/>diameter_middel<text:tab/><text:tab/>Diameter van de middelse cirkel van de bullseye</text:p>
      <text:p text:style-name="P4">float<text:tab/><text:tab/><text:tab/>diameter_klein<text:tab/><text:tab/>Diameter van de kleinste cirkel van de bullseye</text:p>
      <text:p text:style-name="P4">float<text:tab/><text:tab/><text:tab/>straal<text:tab/><text:tab/><text:tab/><text:tab/>De straal van de grootste cirkel</text:p>
      <text:p text:style-name="P4"/>
      <text:p text:style-name="P4"/>
      <text:p text:style-name="P7"/>
      <text:p text:style-name="P5">Events:<text:tab/><text:tab/><text:tab/><text:tab/></text:p>
      <text:p text:style-name="P6">mouseClicked()</text:p>
      <text:p text:style-name="P6"/>
      <text:p text:style-name="P6">Elke keer als er onder bepaalde condities op de muis wordt geklikt moet er iets gebeuren.</text:p>
      <text:p text:style-name="P6"/>
      <text:p text:style-name="P6">- Als er geklikt wordt op de START/STOP knop dan moet START wijzigen in STOP en <text:s/>moet vice versa</text:p>
      <text:p text:style-name="P6"><text:s text:c="2"/>en moet de bullseye over de x-as verplaatsen.</text:p>
      <text:p text:style-name="P6"/>
      <text:p text:style-name="P6">- Als er op de bullseye wordt geklikt dan moet de score van raakGeklikt omhoog gaan.</text:p>
      <text:p text:style-name="P6"/>
      <text:p text:style-name="P6">- Als er mis wordt geklikt dan moet de score van misGeklikt omhoog gaan.</text:p>
      <text:p text:style-name="P6"/>
      <text:p text:style-name="P5">Methoden:</text:p>
      <text:p text:style-name="P6">tekenBullseye()</text:p>
      <text:p text:style-name="P6"/>
      <text:p text:style-name="P6">Deze <text:s/>methode tekent de bullseye. Dit doet hij door 1 middelste cirkel op de grootste cirkel te tekenen met een rode kleur en de kleinste cirkel op de middelste cirkel te tekenen met een witte kleur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2-14T11:28:04.928000000</dc:date>
    <meta:editing-duration>PT5M35S</meta:editing-duration>
    <meta:editing-cycles>1</meta:editing-cycles>
    <meta:document-statistic meta:table-count="0" meta:image-count="0" meta:object-count="0" meta:page-count="2" meta:paragraph-count="37" meta:word-count="326" meta:character-count="2017" meta:non-whitespace-character-count="1625"/>
  </office:meta>
</office:document-meta>
</file>